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rizona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23" calcext:value-type="float">
            <text:p>-0.12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lanta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223" calcext:value-type="float">
            <text:p>-0.223</text:p>
          </table:table-cell>
          <table:table-cell table:number-columns-repeated="2" office:value-type="float" office:value="-0.038" calcext:value-type="float">
            <text:p>-0.038</text:p>
          </table:table-cell>
          <table:table-cell office:value-type="float" office:value="0.003" calcext:value-type="float">
            <text:p>0.003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ltimore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1" calcext:value-type="float">
            <text:p>0.15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-0.049" calcext:value-type="float">
            <text:p>-0.049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ffalo</text:p>
          </table:table-cell>
          <table:table-cell office:value-type="float" office:value="0.032" calcext:value-type="float">
            <text:p>0.032</text:p>
          </table:table-cell>
          <table:table-cell office:value-type="float" office:value="0.074" calcext:value-type="float">
            <text:p>0.074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65" calcext:value-type="float">
            <text:p>-0.065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olina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9" calcext:value-type="float">
            <text:p>0.129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float" office:value="0.152" calcext:value-type="float">
            <text:p>0.152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" calcext:value-type="float">
            <text:p>0.13</text:p>
          </table:table-cell>
          <table:table-cell office:value-type="float" office:value="0.069" calcext:value-type="float">
            <text:p>0.069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innati</text:p>
          </table:table-cell>
          <table:table-cell office:value-type="float" office:value="0.056" calcext:value-type="float">
            <text:p>0.056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6" calcext:value-type="float">
            <text:p>0.036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047" calcext:value-type="float">
            <text:p>-0.047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float" office:value="0.059" calcext:value-type="float">
            <text:p>0.059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" calcext:value-type="float">
            <text:p>0.07</text:p>
          </table:table-cell>
          <table:table-cell office:value-type="float" office:value="-0.022" calcext:value-type="float">
            <text:p>-0.022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ver</text:p>
          </table:table-cell>
          <table:table-cell office:value-type="float" office:value="0.029" calcext:value-type="float">
            <text:p>0.02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108" calcext:value-type="float">
            <text:p>0.10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troit</text:p>
          </table:table-cell>
          <table:table-cell office:value-type="float" office:value="-0.069" calcext:value-type="float">
            <text:p>-0.069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77" calcext:value-type="float">
            <text:p>-0.07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en Bay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8" calcext:value-type="float">
            <text:p>0.08</text:p>
          </table:table-cell>
          <table:table-cell office:value-type="float" office:value="0.204" calcext:value-type="float">
            <text:p>0.204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72" calcext:value-type="float">
            <text:p>-0.07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uston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153" calcext:value-type="float">
            <text:p>-0.15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ianapolis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69" calcext:value-type="float">
            <text:p>0.16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cksonville</text:p>
          </table:table-cell>
          <table:table-cell office:value-type="float" office:value="0.095" calcext:value-type="float">
            <text:p>0.09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265" calcext:value-type="float">
            <text:p>0.265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45" calcext:value-type="float">
            <text:p>0.045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nsas City</text:p>
          </table:table-cell>
          <table:table-cell office:value-type="float" office:value="0.01" calcext:value-type="float">
            <text:p>0.01</text:p>
          </table:table-cell>
          <table:table-cell office:value-type="float" office:value="0.061" calcext:value-type="float">
            <text:p>0.06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58" calcext:value-type="float">
            <text:p>0.058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46" calcext:value-type="float">
            <text:p>0.04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ami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16" calcext:value-type="float">
            <text:p>0.01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nesota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" calcext:value-type="float">
            <text:p>-0.01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51" calcext:value-type="float">
            <text:p>0.151</text:p>
          </table:table-cell>
          <table:table-cell office:value-type="float" office:value="0.037" calcext:value-type="float">
            <text:p>0.03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Orleans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47" calcext:value-type="float">
            <text:p>0.047</text:p>
          </table:table-cell>
          <table:table-cell office:value-type="float" office:value="-0.19" calcext:value-type="float">
            <text:p>-0.1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Y Giants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86" calcext:value-type="float">
            <text:p>0.086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Y Jets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74" calcext:value-type="float">
            <text:p>-0.07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kland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81" calcext:value-type="float">
            <text:p>-0.08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iladelphia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" calcext:value-type="float">
            <text:p>0.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72" calcext:value-type="float">
            <text:p>-0.07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ttsburgh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156" calcext:value-type="float">
            <text:p>0.156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3" calcext:value-type="float">
            <text:p>0.053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202" calcext:value-type="float">
            <text:p>0.20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7" calcext:value-type="float">
            <text:p>0.097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 Francisco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65" calcext:value-type="float">
            <text:p>0.065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16" calcext:value-type="float">
            <text:p>-0.116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attle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3" calcext:value-type="float">
            <text:p>0.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56" calcext:value-type="float">
            <text:p>0.15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 Louis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68" calcext:value-type="float">
            <text:p>0.268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1" calcext:value-type="float">
            <text:p>0.01</text:p>
          </table:table-cell>
          <table:table-cell office:value-type="float" office:value="-0.072" calcext:value-type="float">
            <text:p>-0.07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pa Bay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04" calcext:value-type="float">
            <text:p>0.004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nnessee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57" calcext:value-type="float">
            <text:p>0.057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146" calcext:value-type="float">
            <text:p>-0.146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shington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043" calcext:value-type="float">
            <text:p>0.04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